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ificationWithAfterAndCaptorTest.shouldReturnListOfArgumentsWithSameSizeAsGivenInAtMostVerif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erificationWithAfterAndCaptorTest.shouldReturnListOfArgumentsWithSameSizeAsGivenInTimesVerif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erificationWithAfterAndCaptorTest.shouldReturnListOfArgumentsWithSameSizeAsGivenInAtLeastVerif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erificationWithAfterAndCaptorTest.exerciseMockNTimes( int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